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491" officeooo:paragraph-rsid="0002d491"/>
    </style:style>
    <style:style style:name="P2" style:family="paragraph" style:parent-style-name="Standard">
      <style:text-properties officeooo:rsid="00050312" officeooo:paragraph-rsid="00050312"/>
    </style:style>
    <style:style style:name="P3" style:family="paragraph" style:parent-style-name="Standard">
      <style:text-properties officeooo:rsid="00050312" officeooo:paragraph-rsid="000b759f"/>
    </style:style>
    <style:style style:name="P4" style:family="paragraph" style:parent-style-name="Standard">
      <style:text-properties officeooo:rsid="00159322" officeooo:paragraph-rsid="00159322"/>
    </style:style>
    <style:style style:name="P5" style:family="paragraph" style:parent-style-name="Standard">
      <style:text-properties officeooo:rsid="00159322" officeooo:paragraph-rsid="0039c770"/>
    </style:style>
    <style:style style:name="P6" style:family="paragraph" style:parent-style-name="Standard">
      <style:text-properties officeooo:rsid="0019d68c" officeooo:paragraph-rsid="0019d68c"/>
    </style:style>
    <style:style style:name="P7" style:family="paragraph" style:parent-style-name="Standard">
      <style:text-properties officeooo:rsid="001b2ec5" officeooo:paragraph-rsid="001b2ec5"/>
    </style:style>
    <style:style style:name="P8" style:family="paragraph" style:parent-style-name="Standard">
      <style:text-properties officeooo:rsid="001d1214" officeooo:paragraph-rsid="001d1214"/>
    </style:style>
    <style:style style:name="P9" style:family="paragraph" style:parent-style-name="Standard">
      <style:text-properties officeooo:rsid="001f9ca1" officeooo:paragraph-rsid="001f9ca1"/>
    </style:style>
    <style:style style:name="T1" style:family="text">
      <style:text-properties officeooo:rsid="000a8110"/>
    </style:style>
    <style:style style:name="T2" style:family="text">
      <style:text-properties officeooo:rsid="000b759f"/>
    </style:style>
    <style:style style:name="T3" style:family="text">
      <style:text-properties officeooo:rsid="000ce60b"/>
    </style:style>
    <style:style style:name="T4" style:family="text">
      <style:text-properties officeooo:rsid="000f89e7"/>
    </style:style>
    <style:style style:name="T5" style:family="text">
      <style:text-properties officeooo:rsid="000ffcc2"/>
    </style:style>
    <style:style style:name="T6" style:family="text">
      <style:text-properties officeooo:rsid="001218e9"/>
    </style:style>
    <style:style style:name="T7" style:family="text">
      <style:text-properties officeooo:rsid="00159322"/>
    </style:style>
    <style:style style:name="T8" style:family="text">
      <style:text-properties officeooo:rsid="00162b51"/>
    </style:style>
    <style:style style:name="T9" style:family="text">
      <style:text-properties officeooo:rsid="00180980"/>
    </style:style>
    <style:style style:name="T10" style:family="text">
      <style:text-properties officeooo:rsid="002199a5"/>
    </style:style>
    <style:style style:name="T11" style:family="text">
      <style:text-properties officeooo:rsid="002305ee"/>
    </style:style>
    <style:style style:name="T12" style:family="text">
      <style:text-properties officeooo:rsid="00250064"/>
    </style:style>
    <style:style style:name="T13" style:family="text">
      <style:text-properties officeooo:rsid="002a3b6f"/>
    </style:style>
    <style:style style:name="T14" style:family="text">
      <style:text-properties officeooo:rsid="002bb8fc"/>
    </style:style>
    <style:style style:name="T15" style:family="text">
      <style:text-properties officeooo:rsid="002df970"/>
    </style:style>
    <style:style style:name="T16" style:family="text">
      <style:text-properties officeooo:rsid="002f612f"/>
    </style:style>
    <style:style style:name="T17" style:family="text">
      <style:text-properties officeooo:rsid="00311ce8"/>
    </style:style>
    <style:style style:name="T18" style:family="text">
      <style:text-properties officeooo:rsid="00314d0b"/>
    </style:style>
    <style:style style:name="T19" style:family="text">
      <style:text-properties officeooo:rsid="003305c6"/>
    </style:style>
    <style:style style:name="T20" style:family="text">
      <style:text-properties officeooo:rsid="003506dd"/>
    </style:style>
    <style:style style:name="T21" style:family="text">
      <style:text-properties officeooo:rsid="00355a5c"/>
    </style:style>
    <style:style style:name="T22" style:family="text">
      <style:text-properties officeooo:rsid="0037e594"/>
    </style:style>
    <style:style style:name="T23" style:family="text">
      <style:text-properties officeooo:rsid="0039c770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39c770"/>
    </style:style>
    <style:style style:name="T26" style:family="text">
      <style:text-properties style:text-line-through-style="solid" style:text-line-through-type="single" officeooo:rsid="003d6a2f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39c770"/>
    </style:style>
    <style:style style:name="T29" style:family="text">
      <style:text-properties style:text-line-through-style="none" style:text-line-through-type="none" officeooo:rsid="003b9829"/>
    </style:style>
    <style:style style:name="T30" style:family="text">
      <style:text-properties style:text-line-through-style="none" style:text-line-through-type="none" officeooo:rsid="003cb3e3"/>
    </style:style>
    <style:style style:name="T31" style:family="text">
      <style:text-properties style:text-line-through-style="none" style:text-line-through-type="none" officeooo:rsid="003d6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orning :</text:p>
      <text:p text:style-name="P1">-------------</text:p>
      <text:p text:style-name="P1"/>
      <text:p text:style-name="P3">CDNS : <text:s/><text:span text:style-name="T2">Content Delivery Network Server.</text:span></text:p>
      <text:p text:style-name="P3"><text:tab/>We have an application with a domian let say gltraining.com, assume this is in US and the <text:tab/>customers are in india, As we know we’ll have a lot of latency, But if the server is in india <text:tab/>itself then the latency will be a lot less, but that’s not possible all the time right, </text:p>
      <text:p text:style-name="P2"><text:tab/><text:tab/>One alternative is having cache servers near the end user locations, so that the <text:tab/><text:tab/><text:tab/>latency will be reduced.</text:p>
      <text:p text:style-name="P2"/>
      <text:p text:style-name="P2"><text:tab/><text:tab/><text:span text:style-name="T1">Jquery is actually using the same concept, as it will come from CDN.</text:span></text:p>
      <text:p text:style-name="P2"/>
      <text:p text:style-name="P2"><text:tab/><text:tab/><text:span text:style-name="T3">One another way it’ll help reduce traffic on your data center on servers, as setting up <text:tab/><text:tab/>data centers is costly and there will be a limit to the TCP connections to that servers, <text:tab/><text:tab/>SO it’ll save data centers as well.</text:span></text:p>
      <text:p text:style-name="P2"/>
      <text:p text:style-name="P2"><text:tab/><text:tab/><text:span text:style-name="T6">SO, in short the primary advatnages of this are :</text:span></text:p>
      <text:p text:style-name="P2"><text:tab/><text:tab/><text:tab/><text:span text:style-name="T6">It’ll reduce the incomming requests on data server</text:span></text:p>
      <text:p text:style-name="P2"><text:tab/><text:tab/><text:tab/><text:span text:style-name="T6">It’ll reduce the letency time for requests.</text:span></text:p>
      <text:p text:style-name="P2"/>
      <text:p text:style-name="P2"><text:tab/><text:span text:style-name="T4">Steps :</text:span></text:p>
      <text:p text:style-name="P2"><text:tab/><text:tab/></text:p>
      <text:p text:style-name="P2"><text:tab/><text:tab/>-&gt; <text:span text:style-name="T4">go to </text:span><text:span text:style-name="T5">cloudfront in AWS &gt; </text:span><text:span text:style-name="T4"><text:s/>create distributions </text:span></text:p>
      <text:p text:style-name="P2"><text:tab/></text:p>
      <text:p text:style-name="P2"/>
      <text:p text:style-name="P2"><text:tab/><text:span text:style-name="T7">Practice :</text:span></text:p>
      <text:p text:style-name="P2"><text:span text:style-name="T7"><text:tab/><text:tab/>1) Create a public DB, which you can access from local application</text:span></text:p>
      <text:p text:style-name="P4"><text:tab/><text:tab/>2) Create a private database in private cloud and access it from ec2 machine</text:p>
      <text:p text:style-name="P4"><text:tab/><text:tab/>3) <text:span text:style-name="T8">Create a bucket and upload images and in our </text:span><text:span text:style-name="T9">machine</text:span><text:span text:style-name="T8"> keep some html files and <text:tab/><text:tab/>in that we can use &lt;img src = “ImageURL” /&gt;</text:span></text:p>
      <text:p text:style-name="P4"/>
      <text:p text:style-name="P6">In AWS company can have a root user who’s the owner of the account and he can create any number of user accounts and can give some previlages/ permissions.</text:p>
      <text:p text:style-name="P4"/>
      <text:p text:style-name="P6">IAM – Indentity and Access Management.</text:p>
      <text:p text:style-name="P6"/>
      <text:p text:style-name="P7">The vasic concept of IAM is:</text:p>
      <text:p text:style-name="P7"><text:tab/>Who <text:tab/><text:tab/><text:tab/>can access what<text:tab/><text:tab/><text:tab/>what resources</text:p>
      <text:p text:style-name="P7"><text:tab/>users<text:tab/><text:tab/><text:tab/>permissions<text:tab/><text:tab/><text:tab/><text:tab/>ec2, s3, rds etc.</text:p>
      <text:p text:style-name="P7"/>
      <text:p text:style-name="P7"/>
      <text:p text:style-name="P8">And there can be n no .of . Permissions and individually mentioning them for each user, we can set up roles and give permissions to those roles and we can assign that role to the user.</text:p>
      <text:p text:style-name="P8"/>
      <text:p text:style-name="P8">Role : is a group of permissions.</text:p>
      <text:p text:style-name="P8"/>
      <text:p text:style-name="P9">Policy : How we define permissions is called policy.</text:p>
      <text:p text:style-name="P9"><text:tab/>Used for regulating access to AWS resources.</text:p>
      <text:p text:style-name="P9"><text:tab/>That is this particular resource can be used by this particular admin/role etc.</text:p>
      <text:p text:style-name="P4"/>
      <text:p text:style-name="P4"><text:soft-page-break/><text:tab/><text:span text:style-name="T10">Can be of 3 types :</text:span></text:p>
      <text:p text:style-name="P4"><text:tab/><text:tab/><text:span text:style-name="T10">User Based <text:tab/>Identity Based<text:tab/><text:tab/>Resouce Based</text:span></text:p>
      <text:p text:style-name="P4"/>
      <text:p text:style-name="P4"><text:tab/></text:p>
      <text:p text:style-name="P4"><text:tab/><text:span text:style-name="T11">User Group : </text:span><text:span text:style-name="T12">Group/ Collection/ Set of Users</text:span></text:p>
      <text:p text:style-name="P4"><text:tab/><text:tab/><text:span text:style-name="T11">Instead of difining individually to users, we can create a group and add the users <text:tab/><text:tab/><text:tab/>there and can give permisssion to the group itself so, that all the users in it will be <text:tab/><text:tab/>mapped with the permissions.</text:span></text:p>
      <text:p text:style-name="P4"/>
      <text:p text:style-name="P4"/>
      <text:p text:style-name="P4"><text:tab/><text:span text:style-name="T13">Steps:</text:span></text:p>
      <text:p text:style-name="P4"><text:tab/><text:tab/>-&gt; <text:span text:style-name="T13">Search IAM and open it.</text:span></text:p>
      <text:p text:style-name="P4"><text:tab/><text:tab/>-&gt; <text:span text:style-name="T13">From it we can create user groups and open them for adding users.</text:span></text:p>
      <text:p text:style-name="P4"><text:tab/><text:tab/>-&gt; <text:span text:style-name="T13">From it we can create users.</text:span></text:p>
      <text:p text:style-name="P4"><text:tab/><text:tab/>-&gt; <text:span text:style-name="T13">There will be permissions tab from there we can set the permissions.</text:span></text:p>
      <text:p text:style-name="P4"/>
      <text:p text:style-name="P4"><text:tab/><text:tab/><text:span text:style-name="T14">Create a User :</text:span></text:p>
      <text:p text:style-name="P4"><text:tab/><text:tab/><text:tab/>-&gt; <text:span text:style-name="T14">Search Iam &gt; Add User</text:span></text:p>
      <text:p text:style-name="P4"><text:tab/><text:tab/><text:tab/>-&gt; <text:span text:style-name="T14">Provide userName and selecct one or Both in Access key and Password(If <text:tab/><text:tab/><text:tab/>needed add custom password there)</text:span></text:p>
      <text:p text:style-name="P4"><text:tab/><text:tab/><text:tab/>-&gt; <text:span text:style-name="T15">Go to next permissions &gt; Now we can </text:span><text:span text:style-name="T16">add </text:span><text:span text:style-name="T15">user to a group</text:span><text:span text:style-name="T16">(by creating a <text:tab/><text:tab/><text:tab/>new group or selecting an existing group)</text:span><text:span text:style-name="T15"> or we can give permissions directly.</text:span></text:p>
      <text:p text:style-name="P4"><text:tab/><text:tab/><text:tab/>-&gt; <text:span text:style-name="T17">We can add users to multiple groups as well.</text:span></text:p>
      <text:p text:style-name="P4"><text:tab/><text:tab/><text:tab/>-&gt; <text:span text:style-name="T18">Click on Create User.</text:span></text:p>
      <text:p text:style-name="P4"><text:tab/><text:tab/><text:tab/>-&gt; <text:span text:style-name="T18">Copy Key Id </text:span><text:span text:style-name="T19">and value </text:span><text:span text:style-name="T18">and safeguard it.</text:span></text:p>
      <text:p text:style-name="P4"><text:tab/><text:tab/><text:tab/>-&gt; <text:span text:style-name="T20">Using keyId and Value we can authenticate from command </text:span><text:span text:style-name="T22">line</text:span><text:span text:style-name="T20"> as well.</text:span></text:p>
      <text:p text:style-name="P4"/>
      <text:p text:style-name="P4"><text:tab/><text:span text:style-name="T21">Command for installation of AWS Command </text:span><text:span text:style-name="T22">line</text:span><text:span text:style-name="T21">,</text:span></text:p>
      <text:p text:style-name="P4"><text:tab/><text:tab/>-&gt; <text:span text:style-name="T22">Open AWS and take the command line url from it. And open installation directory <text:tab/><text:tab/>in terminal</text:span></text:p>
      <text:p text:style-name="P4"><text:tab/><text:tab/>-&gt; <text:span text:style-name="T22">wget &lt;</text:span><text:span text:style-name="T23">Command line url&gt;</text:span></text:p>
      <text:p text:style-name="P5"><text:tab/><text:tab/>-&gt; <text:span text:style-name="T23">ls</text:span></text:p>
      <text:p text:style-name="P5"><text:tab/><text:tab/><text:span text:style-name="T27">&gt; </text:span><text:span text:style-name="T28">sudo unzip &lt;aswcliexe-linux-.zip {Zip Name}&gt;</text:span></text:p>
      <text:p text:style-name="P5"><text:span text:style-name="T28"><text:tab/><text:tab/>-&gt; ls</text:span></text:p>
      <text:p text:style-name="P5"><text:span text:style-name="T28"><text:tab/><text:tab/>-&gt; cd aws/</text:span></text:p>
      <text:p text:style-name="P5"><text:span text:style-name="T28"><text:tab/><text:tab/>-&gt; ls</text:span></text:p>
      <text:p text:style-name="P5"><text:span text:style-name="T28"><text:tab/><text:tab/>-&gt; </text:span><text:span text:style-name="T29">sudo ./ install</text:span></text:p>
      <text:p text:style-name="P5"><text:span text:style-name="T29"><text:tab/><text:tab/>-&gt; </text:span><text:span text:style-name="T30">aws --version</text:span></text:p>
      <text:p text:style-name="P5"><text:span text:style-name="T30"><text:tab/><text:tab/>-&gt; aws configure</text:span></text:p>
      <text:p text:style-name="P5"><text:span text:style-name="T30"><text:tab/><text:tab/>-&gt; paste the keyid </text:span></text:p>
      <text:p text:style-name="P5"><text:span text:style-name="T30"><text:tab/><text:tab/>-&gt; paste the key value</text:span></text:p>
      <text:p text:style-name="P5"><text:span text:style-name="T30"><text:tab/><text:tab/></text:span><text:span text:style-name="T31">&gt; us-east-1</text:span></text:p>
      <text:p text:style-name="P5"><text:span text:style-name="T31"><text:tab/><text:tab/>-&gt;aws s3 ls</text:span></text:p>
      <text:p text:style-name="P5"><text:span text:style-name="T31"><text:tab/><text:tab/></text:span></text:p>
      <text:p text:style-name="P5"><text:span text:style-name="T31"/></text:p>
      <text:p text:style-name="P5"><text:span text:style-name="T31"/></text:p>
      <text:p text:style-name="P4"><text:tab/><text:tab/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09:48:25.318354898</meta:creation-date>
    <dc:date>2022-12-29T12:43:47.554129728</dc:date>
    <meta:editing-duration>PT2H55M2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609" meta:character-count="3351" meta:non-whitespace-character-count="2654"/>
  </office:meta>
</office:document-meta>
</file>